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729fcf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ome</text:p>
          </table:table-cell>
          <table:table-cell office:value-type="float" office:value="0.416666666666667" calcext:value-type="float">
            <text:p>0.4166666666666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way</text:p>
          </table:table-cell>
          <table:table-cell office:value-type="float" office:value="1.2621359223301" calcext:value-type="float">
            <text:p>1.2621359223301</text:p>
          </table:table-cell>
          <table:table-cell/>
          <table:table-cell table:formula="of:=[.$B$1]^[.D3]*EXP(-[.$B$1])/FACT([.D3])" office:value-type="float" office:value="0.659240630200444" calcext:value-type="float">
            <text:p>0.659240630200444</text:p>
          </table:table-cell>
          <table:table-cell table:formula="of:=[.$B$1]^[.E3]*EXP(-[.$B$1])/FACT([.E3])" office:value-type="float" office:value="0.274683595916851" calcext:value-type="float">
            <text:p>0.274683595916851</text:p>
          </table:table-cell>
          <table:table-cell table:formula="of:=[.$B$1]^[.F3]*EXP(-[.$B$1])/FACT([.F3])" office:value-type="float" office:value="0.057225749149344" calcext:value-type="float">
            <text:p>0.057225749149344</text:p>
          </table:table-cell>
          <table:table-cell table:formula="of:=[.$B$1]^[.G3]*EXP(-[.$B$1])/FACT([.G3])" office:value-type="float" office:value="0.00794802071518667" calcext:value-type="float">
            <text:p>0.007948020715187</text:p>
          </table:table-cell>
          <table:table-cell table:formula="of:=[.$B$1]^[.H3]*EXP(-[.$B$1])/FACT([.H3])" office:value-type="float" office:value="0.000827918824498612" calcext:value-type="float">
            <text:p>0.000827918824499</text:p>
          </table:table-cell>
          <table:table-cell table:formula="of:=[.$B$1]^[.I3]*EXP(-[.$B$1])/FACT([.I3])" office:value-type="float" office:value="0.0000689932353748843" calcext:value-type="float">
            <text:p>6.89932353748843E-05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$B$2]^[.C4]*EXP(-[.$B$2])/FACT([.C4])" office:value-type="float" office:value="0.283048810108242" calcext:value-type="float">
            <text:p>0.283048810108242</text:p>
          </table:table-cell>
          <table:table-cell office:value-type="float" office:value="0" calcext:value-type="float">
            <text:p>0</text:p>
          </table:table-cell>
          <table:table-cell table:style-name="ce1" table:formula="of:=[.D$2]*[.$B4]" office:value-type="float" office:value="0.186597275953243" calcext:value-type="float">
            <text:p>0.186597275953243</text:p>
          </table:table-cell>
          <table:table-cell table:style-name="ce2" table:formula="of:=[.E$2]*[.$B4]" office:value-type="float" office:value="0.0777488649805179" calcext:value-type="float">
            <text:p>0.077748864980518</text:p>
          </table:table-cell>
          <table:table-cell table:style-name="ce2" table:formula="of:=[.F$2]*[.$B4]" office:value-type="float" office:value="0.0161976802042746" calcext:value-type="float">
            <text:p>0.016197680204275</text:p>
          </table:table-cell>
          <table:table-cell table:style-name="ce2" table:formula="of:=[.G$2]*[.$B4]" office:value-type="float" office:value="0.00224967780614924" calcext:value-type="float">
            <text:p>0.002249677806149</text:p>
          </table:table-cell>
          <table:table-cell table:style-name="ce2" table:formula="of:=[.H$2]*[.$B4]" office:value-type="float" office:value="0.000234341438140546" calcext:value-type="float">
            <text:p>0.000234341438141</text:p>
          </table:table-cell>
          <table:table-cell table:style-name="ce2" table:formula="of:=[.I$2]*[.$B4]" office:value-type="float" office:value="0.0000195284531783788" calcext:value-type="float">
            <text:p>1.95284531783788E-05</text:p>
          </table:table-cell>
        </table:table-row>
        <table:table-row table:style-name="ro1">
          <table:table-cell/>
          <table:table-cell table:formula="of:=[.$B$2]^[.C5]*EXP(-[.$B$2])/FACT([.C5])" office:value-type="float" office:value="0.357246071010402" calcext:value-type="float">
            <text:p>0.357246071010402</text:p>
          </table:table-cell>
          <table:table-cell office:value-type="float" office:value="1" calcext:value-type="float">
            <text:p>1</text:p>
          </table:table-cell>
          <table:table-cell table:formula="of:=[.D$2]*[.$B5]" office:value-type="float" office:value="0.23551112498953" calcext:value-type="float">
            <text:p>0.23551112498953</text:p>
          </table:table-cell>
          <table:table-cell table:style-name="ce1" table:formula="of:=[.E$2]*[.$B5]" office:value-type="float" office:value="0.0981296354123041" calcext:value-type="float">
            <text:p>0.098129635412304</text:p>
          </table:table-cell>
          <table:table-cell table:style-name="ce2" table:formula="of:=[.F$2]*[.$B5]" office:value-type="float" office:value="0.02044367404423" calcext:value-type="float">
            <text:p>0.02044367404423</text:p>
          </table:table-cell>
          <table:table-cell table:style-name="ce2" table:formula="of:=[.G$2]*[.$B5]" office:value-type="float" office:value="0.00283939917280972" calcext:value-type="float">
            <text:p>0.00283939917281</text:p>
          </table:table-cell>
          <table:table-cell table:style-name="ce2" table:formula="of:=[.H$2]*[.$B5]" office:value-type="float" office:value="0.000295770747167679" calcext:value-type="float">
            <text:p>0.000295770747168</text:p>
          </table:table-cell>
          <table:table-cell table:style-name="ce2" table:formula="of:=[.I$2]*[.$B5]" office:value-type="float" office:value="0.0000246475622639733" calcext:value-type="float">
            <text:p>2.46475622639733E-05</text:p>
          </table:table-cell>
        </table:table-row>
        <table:table-row table:style-name="ro1">
          <table:table-cell/>
          <table:table-cell table:formula="of:=[.$B$2]^[.C6]*EXP(-[.$B$2])/FACT([.C6])" office:value-type="float" office:value="0.225446549666758" calcext:value-type="float">
            <text:p>0.225446549666758</text:p>
          </table:table-cell>
          <table:table-cell office:value-type="float" office:value="2" calcext:value-type="float">
            <text:p>2</text:p>
          </table:table-cell>
          <table:table-cell table:formula="of:=[.D$2]*[.$B6]" office:value-type="float" office:value="0.14862352547883" calcext:value-type="float">
            <text:p>0.14862352547883</text:p>
          </table:table-cell>
          <table:table-cell table:formula="of:=[.E$2]*[.$B6]" office:value-type="float" office:value="0.0619264689495123" calcext:value-type="float">
            <text:p>0.061926468949512</text:p>
          </table:table-cell>
          <table:table-cell table:style-name="ce1" table:formula="of:=[.F$2]*[.$B6]" office:value-type="float" office:value="0.0129013476978151" calcext:value-type="float">
            <text:p>0.012901347697815</text:p>
          </table:table-cell>
          <table:table-cell table:style-name="ce2" table:formula="of:=[.G$2]*[.$B6]" office:value-type="float" office:value="0.00179185384691876" calcext:value-type="float">
            <text:p>0.001791853846919</text:p>
          </table:table-cell>
          <table:table-cell table:style-name="ce2" table:formula="of:=[.H$2]*[.$B6]" office:value-type="float" office:value="0.000186651442387371" calcext:value-type="float">
            <text:p>0.000186651442387</text:p>
          </table:table-cell>
          <table:table-cell table:style-name="ce2" table:formula="of:=[.I$2]*[.$B6]" office:value-type="float" office:value="0.0000155542868656142" calcext:value-type="float">
            <text:p>1.55542868656142E-05</text:p>
          </table:table-cell>
        </table:table-row>
        <table:table-row table:style-name="ro1">
          <table:table-cell/>
          <table:table-cell table:formula="of:=[.$B$2]^[.C7]*EXP(-[.$B$2])/FACT([.C7])" office:value-type="float" office:value="0.0948480629665974" calcext:value-type="float">
            <text:p>0.094848062966597</text:p>
          </table:table-cell>
          <table:table-cell office:value-type="float" office:value="3" calcext:value-type="float">
            <text:p>3</text:p>
          </table:table-cell>
          <table:table-cell table:formula="of:=[.D$2]*[.$B7]" office:value-type="float" office:value="0.062527696803391" calcext:value-type="float">
            <text:p>0.062527696803391</text:p>
          </table:table-cell>
          <table:table-cell table:formula="of:=[.E$2]*[.$B7]" office:value-type="float" office:value="0.0260532070014129" calcext:value-type="float">
            <text:p>0.026053207001413</text:p>
          </table:table-cell>
          <table:table-cell table:formula="of:=[.F$2]*[.$B7]" office:value-type="float" office:value="0.00542775145862769" calcext:value-type="float">
            <text:p>0.005427751458628</text:p>
          </table:table-cell>
          <table:table-cell table:style-name="ce1" table:formula="of:=[.G$2]*[.$B7]" office:value-type="float" office:value="0.000753854369253846" calcext:value-type="float">
            <text:p>0.000753854369254</text:p>
          </table:table-cell>
          <table:table-cell table:style-name="ce2" table:formula="of:=[.H$2]*[.$B7]" office:value-type="float" office:value="0.0000785264967972756" calcext:value-type="float">
            <text:p>7.85264967972756E-05</text:p>
          </table:table-cell>
          <table:table-cell table:style-name="ce2" table:formula="of:=[.I$2]*[.$B7]" office:value-type="float" office:value="0.0000065438747331063" calcext:value-type="float">
            <text:p>6.5438747331063E-06</text:p>
          </table:table-cell>
        </table:table-row>
        <table:table-row table:style-name="ro1">
          <table:table-cell/>
          <table:table-cell table:formula="of:=[.$B$2]^[.C8]*EXP(-[.$B$2])/FACT([.C8])" office:value-type="float" office:value="0.0299277868583924" calcext:value-type="float">
            <text:p>0.029927786858392</text:p>
          </table:table-cell>
          <table:table-cell office:value-type="float" office:value="4" calcext:value-type="float">
            <text:p>4</text:p>
          </table:table-cell>
          <table:table-cell table:formula="of:=[.D$2]*[.$B8]" office:value-type="float" office:value="0.0197296130690312" calcext:value-type="float">
            <text:p>0.019729613069031</text:p>
          </table:table-cell>
          <table:table-cell table:formula="of:=[.E$2]*[.$B8]" office:value-type="float" office:value="0.00822067211209631" calcext:value-type="float">
            <text:p>0.008220672112096</text:p>
          </table:table-cell>
          <table:table-cell table:formula="of:=[.F$2]*[.$B8]" office:value-type="float" office:value="0.0017126400233534" calcext:value-type="float">
            <text:p>0.001712640023353</text:p>
          </table:table-cell>
          <table:table-cell table:formula="of:=[.G$2]*[.$B8]" office:value-type="float" office:value="0.000237866669910194" calcext:value-type="float">
            <text:p>0.00023786666991</text:p>
          </table:table-cell>
          <table:table-cell table:style-name="ce1" table:formula="of:=[.H$2]*[.$B8]" office:value-type="float" office:value="0.0000247777781156452" calcext:value-type="float">
            <text:p>2.47777781156452E-05</text:p>
          </table:table-cell>
          <table:table-cell table:style-name="ce2" table:formula="of:=[.I$2]*[.$B8]" office:value-type="float" office:value="0.00000206481484297043" calcext:value-type="float">
            <text:p>2.06481484297043E-06</text:p>
          </table:table-cell>
        </table:table-row>
        <table:table-row table:style-name="ro1">
          <table:table-cell/>
          <table:table-cell table:formula="of:=[.$B$2]^[.C9]*EXP(-[.$B$2])/FACT([.C9])" office:value-type="float" office:value="0.00755458697396313" calcext:value-type="float">
            <text:p>0.007554586973963</text:p>
          </table:table-cell>
          <table:table-cell office:value-type="float" office:value="5" calcext:value-type="float">
            <text:p>5</text:p>
          </table:table-cell>
          <table:table-cell table:formula="of:=[.D$2]*[.$B9]" office:value-type="float" office:value="0.00498029067761951" calcext:value-type="float">
            <text:p>0.00498029067762</text:p>
          </table:table-cell>
          <table:table-cell table:formula="of:=[.E$2]*[.$B9]" office:value-type="float" office:value="0.0020751211156748" calcext:value-type="float">
            <text:p>0.002075121115675</text:p>
          </table:table-cell>
          <table:table-cell table:formula="of:=[.F$2]*[.$B9]" office:value-type="float" office:value="0.000432316899098916" calcext:value-type="float">
            <text:p>0.000432316899099</text:p>
          </table:table-cell>
          <table:table-cell table:formula="of:=[.G$2]*[.$B9]" office:value-type="float" office:value="0.0000600440137637383" calcext:value-type="float">
            <text:p>6.00440137637383E-05</text:p>
          </table:table-cell>
          <table:table-cell table:formula="of:=[.H$2]*[.$B9]" office:value-type="float" office:value="0.00000625458476705607" calcext:value-type="float">
            <text:p>6.25458476705607E-06</text:p>
          </table:table-cell>
          <table:table-cell table:style-name="ce1" table:formula="of:=[.I$2]*[.$B9]" office:value-type="float" office:value="0.000000521215397254673" calcext:value-type="float">
            <text:p>5.21215397254673E-0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120/(120+100)" office:value-type="float" office:value="0.545454545454545" calcext:value-type="float">
            <text:p>0.545454545454545</text:p>
          </table:table-cell>
          <table:table-cell table:number-columns-repeated="7"/>
        </table:table-row>
        <table:table-row table:style-name="ro1">
          <table:table-cell/>
          <table:table-cell table:formula="of:=1-SUM([.E4];[.D4];[.D5])" office:value-type="float" office:value="0.500142734076709" calcext:value-type="float">
            <text:p>0.50014273407670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2:10:46.096309640</meta:creation-date>
    <dc:date>2020-03-11T02:39:46.552863189</dc:date>
    <meta:editing-duration>PT8M39S</meta:editing-duration>
    <meta:editing-cycles>2</meta:editing-cycles>
    <meta:generator>LibreOffice/6.1.6.3$Linux_X86_64 LibreOffice_project/10$Build-3</meta:generator>
    <meta:document-statistic meta:table-count="1" meta:cell-count="66" meta:object-count="0"/>
  </office:meta>
</office:document-meta>
</file>